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Verdana, sans-serif" svg:font-family="Arial, Verdana, sans-serif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T10" style:parent-style-name="Domyślnaczcionkaakapitu" style:family="text">
      <style:text-properties fo:font-weight="bold" style:font-weight-asian="bold" style:font-weight-complex="bold"/>
    </style:style>
    <style:style style:name="T11" style:parent-style-name="Domyślnaczcionkaakapitu" style:family="text">
      <style:text-properties fo:font-weight="bold" style:font-weight-asian="bold" style:font-weight-complex="bold"/>
    </style:style>
    <style:style style:name="T12" style:parent-style-name="Domyślnaczcionkaakapitu" style:family="text">
      <style:text-properties fo:font-weight="bold" style:font-weight-asian="bold" style:font-weight-complex="bold"/>
    </style:style>
    <style:style style:name="T13" style:parent-style-name="Domyślnaczcionkaakapitu" style:family="text">
      <style:text-properties fo:font-weight="bold" style:font-weight-asian="bold" style:font-weight-complex="bold"/>
    </style:style>
    <style:style style:name="T14" style:parent-style-name="Domyślnaczcionkaakapitu" style:family="text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T18" style:parent-style-name="Domyślnaczcionkaakapitu" style:family="text">
      <style:text-properties fo:font-weight="bold" style:font-weight-asian="bold" style:font-weight-complex="bold"/>
    </style:style>
    <style:style style:name="T19" style:parent-style-name="Domyślnaczcionkaakapitu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" style:parent-style-name="Domyślnaczcionkaakapitu" style:family="text">
      <style:text-properties fo:font-weight="bold" style:font-weight-asian="bold" style:font-weight-complex="bold"/>
    </style:style>
    <style:style style:name="T21" style:parent-style-name="Domyślnaczcionkaakapitu" style:family="text">
      <style:text-properties fo:font-weight="bold" style:font-weight-asian="bold" style:font-weight-complex="bold" fo:font-style="italic" style:font-style-asian="italic" style:font-style-complex="italic"/>
    </style:style>
    <style:style style:name="T22" style:parent-style-name="Domyślnaczcionkaakapitu" style:family="text">
      <style:text-properties fo:font-weight="bold" style:font-weight-asian="bold" style:font-weight-complex="bold"/>
    </style:style>
    <style:style style:name="T23" style:parent-style-name="Domyślnaczcionkaakapitu" style:family="text">
      <style:text-properties fo:font-weight="bold" style:font-weight-asian="bold" style:font-weight-complex="bold" fo:font-style="italic" style:font-style-asian="italic" style:font-style-complex="italic"/>
    </style:style>
    <style:style style:name="T24" style:parent-style-name="Domyślnaczcionkaakapitu" style:family="text">
      <style:text-properties fo:font-weight="bold" style:font-weight-asian="bold" style:font-weight-complex="bold" fo:font-style="italic" style:font-style-asian="italic" style:font-style-complex="italic"/>
    </style:style>
    <style:style style:name="T25" style:parent-style-name="Domyślnaczcionkaakapitu" style:family="text">
      <style:text-properties fo:font-weight="bold" style:font-weight-asian="bold" style:font-weight-complex="bold" fo:font-style="italic" style:font-style-asian="italic" style:font-style-complex="italic"/>
    </style:style>
    <style:style style:name="T26" style:parent-style-name="Domyślnaczcionkaakapitu" style:family="text">
      <style:text-properties fo:font-weight="bold" style:font-weight-asian="bold" style:font-weight-complex="bold" fo:font-style="italic" style:font-style-asian="italic" style:font-style-complex="italic"/>
    </style:style>
    <style:style style:name="T27" style:parent-style-name="Domyślnaczcionkaakapitu" style:family="text">
      <style:text-properties fo:font-weight="bold" style:font-weight-asian="bold" style:font-weight-complex="bold" fo:font-style="italic" style:font-style-asian="italic" style:font-style-complex="italic"/>
    </style:style>
    <style:style style:name="T28" style:parent-style-name="Domyślnaczcionkaakapitu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" style:parent-style-name="Domyślnaczcionkaakapitu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" style:parent-style-name="Domyślnaczcionkaakapitu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" style:parent-style-name="Domyślnaczcionkaakapitu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" style:parent-style-name="Domyślnaczcionkaakapitu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" style:parent-style-name="Domyślnaczcionkaakapitu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" style:parent-style-name="Domyślnaczcionkaakapitu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" style:parent-style-name="Domyślnaczcionkaakapitu" style:family="text">
      <style:text-properties style:font-name="Arial, Verdana, sans-serif" fo:color="#6E6E6E" fo:font-size="13pt" style:font-size-asian="13pt" style:font-size-complex="13pt"/>
    </style:style>
  </office:automatic-styles>
  <office:body>
    <office:text text:use-soft-page-breaks="true">
      <text:p text:style-name="P1"><text:s text:c="3"/></text:p>
      <text:p text:style-name="Standard"/>
      <text:p text:style-name="Standard"><text:s text:c="49"/><text:span text:style-name="T2"><text:s text:c="3"/>CURRICULUM VITAE</text:span></text:p>
      <text:p text:style-name="P3"/>
      <text:p text:style-name="P4"><text:s/></text:p>
      <text:p text:style-name="P5"/>
      <text:p text:style-name="P6"><text:s text:c="3"/>Dane personalne:</text:p>
      <text:p text:style-name="P7"/>
      <text:p text:style-name="P8"><text:s text:c="3"/></text:p>
      <text:p text:style-name="Standard"><text:span text:style-name="T9"><text:s text:c="4"/>Imię i nazwisko: <text:s text:c="17"/></text:span></text:p>
      <text:p text:style-name="Standard"/>
      <text:p text:style-name="Standard"><text:span text:style-name="T10"><text:s text:c="3"/>Data i miejsce<text:s/></text:span><text:span text:style-name="T11">urodzenia: <text:s text:c="3"/></text:span></text:p>
      <text:p text:style-name="Standard"/>
      <text:p text:style-name="Standard"><text:s text:c="3"/><text:span text:style-name="T12">Adres zamieszkania: <text:s text:c="11"/></text:span></text:p>
      <text:p text:style-name="Standard"/>
      <text:p text:style-name="Standard"><text:s text:c="3"/><text:span text:style-name="T13">Telefon, e-mail: <text:s text:c="19"/></text:span></text:p>
      <text:p text:style-name="Standard"/>
      <text:p text:style-name="Standard"/>
      <text:p text:style-name="Standard"/>
      <text:p text:style-name="Standard"/>
      <text:p text:style-name="Standard"><text:s text:c="3"/><text:span text:style-name="T14">Wykształcenie:</text:span></text:p>
      <text:p text:style-name="P15"/>
      <text:p text:style-name="P16"><text:s text:c="2"/>Ukończone szkoły:<text:s text:c="26"/>Liceum ogólnokształcące:</text:p>
      <text:p text:style-name="P17"><text:s text:c="15"/></text:p>
      <text:p text:style-name="Standard"><text:span text:style-name="T18"><text:s text:c="59"/></text:span><text:span text:style-name="T19">Kuulosaaren Yhtioskoulu Helsinki</text:span><text:span text:style-name="T20"><text:s/></text:span>(matura) -1989r.</text:p>
      <text:p text:style-name="Standard"/>
      <text:p text:style-name="Standard"><text:s text:c="59"/><text:span text:style-name="T21">Uniwersytet Łódzki<text:s/></text:span>Wydział Ekonomiczno-</text:p>
      <text:p text:style-name="Standard"/>
      <text:p text:style-name="Standard"><text:s text:c="59"/>Socjologiczny (magister ekonomii) – 1999r.</text:p>
      <text:p text:style-name="Standard"/>
      <text:p text:style-name="Standard"/>
      <text:p text:style-name="Standard"><text:s/></text:p>
      <text:p text:style-name="Standard"><text:s/></text:p>
      <text:p text:style-name="Standard"><text:span text:style-name="T22">Doświadczenie zawodowe: <text:s text:c="11"/></text:span><text:span text:style-name="T23">Biuro Tłumaczeń „Text Service”</text:span><text:s/>- tłumaczenia</text:p>
      <text:p text:style-name="Standard"><text:s text:c="47"/><text:s text:c="6"/></text:p>
      <text:p text:style-name="Standard"><text:s text:c="58"/>z jęz. angielskiego na polski i odwrotnie- 1995-1996</text:p>
      <text:p text:style-name="Standard"/>
      <text:p text:style-name="Standard"><text:s text:c="57"/><text:span text:style-name="T24">PKO BP S.A<text:s/></text:span>– inspektor, analityk, obsługa klienta -</text:p>
      <text:p text:style-name="Standard"><text:s text:c="26"/></text:p>
      <text:p text:style-name="Standard"><text:s/><text:s text:c="56"/>2000 (styczeń) – 2005 (lipiec)</text:p>
      <text:p text:style-name="Standard"/>
      <text:p text:style-name="Standard"><text:s text:c="57"/><text:span text:style-name="T25">Urząd Skarbowy Łódż-Górna –<text:s/></text:span>inspektor -</text:p>
      <text:p text:style-name="Standard"/>
      <text:p text:style-name="Standard"><text:s text:c="57"/>przygotowanie, analiza i wprowadzanie do systemu</text:p>
      <text:p text:style-name="Standard"/>
      <text:p text:style-name="Standard"><text:s text:c="57"/>wniosków o VAT – 2006 (luty) – 2006 (sierpień)</text:p>
      <text:p text:style-name="Standard"/>
      <text:p text:style-name="Standard"><text:s text:c="56"/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57"/><text:span text:style-name="T26">Urząd Ochrony Konkurencji i Konsumentów<text:s/></text:span>-</text:p>
      <text:p text:style-name="Standard"/>
      <text:p text:style-name="Standard"><text:s text:c="57"/>specjalista – indywidualne sprawy konsumenckie,</text:p>
      <text:p text:style-name="Standard"/>
      <text:p text:style-name="Standard"><text:s text:c="48"/><text:s text:c="9"/>prowadzenie postępowań antymonopolowych</text:p>
      <text:p text:style-name="Standard"/>
      <text:p text:style-name="Standard"><text:s text:c="57"/>dotyczących praktyk ograniczających konkurencję -</text:p>
      <text:p text:style-name="Standard"/>
      <text:p text:style-name="Standard"><text:s text:c="57"/>2007 (czerwiec) – 2008 (styczeń)</text:p>
      <text:p text:style-name="Standard"/>
      <text:p text:style-name="Standard"><text:s text:c="7"/><text:s text:c="49"/><text:span text:style-name="T27"><text:s text:c="2"/>Wojewódzki Inspektorat Inspekcji Handlowej</text:span><text:s/>-</text:p>
      <text:p text:style-name="Standard"/>
      <text:p text:style-name="Standard"><text:s text:c="58"/>inspektor – mediacje w sporach konsumencki -</text:p>
      <text:p text:style-name="Standard"/>
      <text:p text:style-name="Standard"><text:s text:c="55"/><text:s text:c="3"/>2008 (wrzesień) – 2010 (marzec)</text:p>
      <text:p text:style-name="Standard"/>
      <text:p text:style-name="Standard"><text:s text:c="57"/><text:span text:style-name="T28"><text:s/>Tłumaczenia z jęz. angielskiego</text:span><text:s/>– 2010 – 2013</text:p>
      <text:p text:style-name="Standard"/>
      <text:p text:style-name="Standard"><text:s text:c="57"/><text:span text:style-name="T29"><text:s/>Skórimpex So. Z o.o. -<text:s/></text:span>handlowiec, redagowanie pism,</text:p>
      <text:p text:style-name="Standard"/>
      <text:p text:style-name="Standard"><text:s text:c="3"/><text:s text:c="55"/>korespondencja w jęz. angielskim, prace biurowe –</text:p>
      <text:p text:style-name="Standard"/>
      <text:p text:style-name="Standard"><text:s text:c="58"/>2012 (listopad) – 2017 (marzec) , likwidacja Spółki 2017r. <text:s text:c="14"/></text:p>
      <text:p text:style-name="Standard"/>
      <text:p text:style-name="Standard"><text:s text:c="17"/><text:s text:c="41"/></text:p>
      <text:p text:style-name="Standard"><text:s text:c="58"/><text:span text:style-name="T30">OpsTalent Sp. z o.o. sp. k.<text:s/></text:span>- telefoniczna i mailowa obsługa</text:p>
      <text:p text:style-name="Standard"><text:s text:c="56"/></text:p>
      <text:p text:style-name="Standard"><text:s text:c="20"/><text:s text:c="38"/>klienta (posprzedażowa) - 06.07.2021 – 31.08.2021</text:p>
      <text:p text:style-name="Standard"/>
      <text:p text:style-name="Standard"/>
      <text:p text:style-name="Standard"><text:s text:c="57"/><text:span text:style-name="T31">FUJITSU –</text:span><text:s/>IT sevice desk – rozwiązywanie problemów</text:p>
      <text:p text:style-name="Standard"/>
      <text:p text:style-name="Standard"><text:s text:c="57"/>technicznych klientów przez telefon (tel. komórkowe, laptop)</text:p>
      <text:p text:style-name="Standard"/>
      <text:p text:style-name="Standard"/>
      <text:p text:style-name="Standard"><text:s text:c="58"/><text:span text:style-name="T32">Odbyte kursy</text:span><text:s/>– Kurs Państwowy do Rad Nadzorczych,</text:p>
      <text:p text:style-name="Standard"/>
      <text:p text:style-name="Standard"><text:s text:c="58"/>Kurs Państwowy Syndyka Masy Upadłościowej, Kurs</text:p>
      <text:p text:style-name="Standard"/>
      <text:p text:style-name="Standard"><text:s text:c="59"/>Agenta Ubezpieczeniowego (uprawnienia KNUiFE)</text:p>
      <text:p text:style-name="Standard"/>
      <text:p text:style-name="Standard"><text:s text:c="57"/><text:span text:style-name="T33"><text:s/>Języki obce<text:s/></text:span>– angielski (egzamin państwowy )– ojczysty</text:p>
      <text:p text:style-name="Standard"/>
      <text:p text:style-name="Standard"><text:s text:c="13"/><text:s text:c="45"/>fiński (egzamin państwowy) – dobry</text:p>
      <text:p text:style-name="Standard"/>
      <text:p text:style-name="Standard"><text:s text:c="59"/><text:span text:style-name="T34">Obsługa komputera</text:span><text:s/>– MS OFFICEWORD EXCEL</text:p>
      <text:p text:style-name="Standard"/>
      <text:p text:style-name="Standard"><text:s text:c="59"/>POWERPOINT , POLTAX</text:p>
      <text:p text:style-name="Standard"/>
      <text:p text:style-name="Standard"/>
      <text:p text:style-name="Standard"/>
      <text:soft-page-break/>
      <text:p text:style-name="Standard"><text:s text:c="58"/></text:p>
      <text:p text:style-name="Standard"><text:s text:c="5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pan text:style-name="T35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Verdana, sans-serif" svg:font-family="Arial, Verdana, sans-serif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Uwydatnienie" style:display-name="Uwydatnienie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rek Mintus</meta:initial-creator>
    <dc:creator>Wojciech Małkowski</dc:creator>
    <meta:creation-date>2021-12-29T13:02:00Z</meta:creation-date>
    <dc:date>2022-01-25T10:07:00Z</dc:date>
    <meta:template xlink:href="Normal" xlink:type="simple"/>
    <meta:editing-cycles>3</meta:editing-cycles>
    <meta:editing-duration>PT0S</meta:editing-duration>
    <meta:document-statistic meta:page-count="3" meta:paragraph-count="8" meta:word-count="599" meta:character-count="4189" meta:row-count="29" meta:non-whitespace-character-count="3598"/>
  </office:meta>
</office:document-meta>
</file>